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size="22pt" fo:font-weight="bold" officeooo:rsid="001bf65b" officeooo:paragraph-rsid="001bf65b"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6pt" fo:font-weight="normal" officeooo:rsid="001bf65b" officeooo:paragraph-rsid="001bf65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6pt" fo:font-weight="normal" officeooo:rsid="001cc1b9" officeooo:paragraph-rsid="001cc1b9" style:font-size-asian="10.5pt" style:font-weight-asian="normal" style:font-size-complex="12pt" style:font-weight-complex="normal"/>
    </style:style>
    <style:style style:name="T1" style:family="text">
      <style:text-properties officeooo:rsid="001cc1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rtificate Revocation List</text:p>
      <text:p text:style-name="P2">1. Certificate Revocation List là gì</text:p>
      <text:p text:style-name="P2"><text:tab/>Certificatet Revocation List hay viết tắt là CRL, là danh sách các chứng chỉ đã bị thu hồi trước ngày hết hạn bởi các cơ quan chứng nhận. Có thể có nhiều lý do khiến một chứng chỉ bị thu hồi. Tuy nhiên, ý tưởng chính là cung cấp một vị trí trung tâm cho các máy khách web cũng như trình duyệt để kiểm tra xem chứng chỉ SSL /TLS của trang web có đáng tin hay không</text:p>
      <text:p text:style-name="P2">2. Tại sao chứng chỉ SSL bị thu hồi</text:p>
      <text:p text:style-name="P2"><text:tab/>Có nhiều lý do tại sao một chứng chị bị thu hồi: </text:p>
      <text:p text:style-name="P2">- không xác định</text:p>
      <text:p text:style-name="P2">- keyCompromise</text:p>
      <text:p text:style-name="P2">- CACompromise</text:p>
      <text:p text:style-name="P2">- afilliationChanged</text:p>
      <text:p text:style-name="P2">- bị ngừng hoạt động</text:p>
      <text:p text:style-name="P2">- cesationOfOperation</text:p>
      <text:p text:style-name="P2">- chứng chị bị tạm giữ</text:p>
      <text:p text:style-name="P2">- bị xóa khỏi CRL</text:p>
      <text:p text:style-name="P2">- privilegeWithdrawn</text:p>
      <text:p text:style-name="P2">- aACompromise</text:p>
      <text:p text:style-name="P2"/>
      <text:p text:style-name="P2">Những lý do xác định ở trên có thể không hoàn toàn rõ ràng. Do đó, có ba ví dụ phổ biến trong thế giới thực về lý do tại sao chứng chỉ có thể được thêm vào CRL</text:p>
      <text:p text:style-name="P2"><text:tab/>khóa riêng đã bị mất hoặc xâm phạm </text:p>
      <text:p text:style-name="P2"><text:tab/>chủ sở hữu trước đó của tên miền không còn sở hữu tên miền đó hoặc ngừng hoạt động hoàn toàn </text:p>
      <text:p text:style-name="P2"><text:tab/>giấy chứng nhận được phát hiện là giả mạo</text:p>
      <text:p text:style-name="P2">3. Danh sách thu hồi chứng chỉ (CRL) hoạt động như thế nào</text:p>
      <text:p text:style-name="P2"><text:tab/>Danh sách thu hồi chứng chỉ về cơ bản là một danh sách lướn các chứng chỉ trong danh sách đen được duy trì bởi các cơ quan chứng nhận nhất định. Khi một trình duyệt đưa ra yêu cầu đến một trang có chứng chỉ SSL /TLS, nó sẽ tuân theo quy trình dưới đây: </text:p>
      <text:p text:style-name="P2">- Yêu cầu GET được gửi đến trang hỗ trợ HTTPS</text:p>
      <text:p text:style-name="P2">- Cơ quan chứng nhận nhận được yêu <text:span text:style-name="T1">cầu đó và trả về danh sách tất cả các chứng chỉ bị thu hồi</text:span></text:p>
      <text:p text:style-name="P2">- <text:span text:style-name="T1">Trình duyệt sau đó phân tích cú pháp CRL để đảm bảo rằng chứng chỉ của trang được yêu cầu không có trong đó</text:span></text:p>
      <text:p text:style-name="P2"/>
      <text:p text:style-name="P3"><text:soft-page-break/>4. Công cụ danh sách thu hồi chứng chỉ</text:p>
      <text:p text:style-name="P3">Có một số cách có thể kiểm tra CRL của cơ quan cấp chứng chỉ. Một trong số đó là thông qua việc sử dụng Google Chrome và kiểm tra chi tiết chứng ch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6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5T08:57:14.930382773</meta:creation-date>
    <dc:date>2022-03-25T09:20:44.457685213</dc:date>
    <meta:editing-duration>PT2M29S</meta:editing-duration>
    <meta:editing-cycles>1</meta:editing-cycles>
    <meta:document-statistic meta:table-count="0" meta:image-count="0" meta:object-count="0" meta:page-count="2" meta:paragraph-count="26" meta:word-count="389" meta:character-count="1768" meta:non-whitespace-character-count="1395"/>
    <meta:generator>LibreOffice/7.3.1.3$Linux_X86_64 LibreOffice_project/30$Build-3</meta:generator>
  </office:meta>
</office:document-meta>
</file>